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</style:style>
    <style:style style:name="P2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Heading_20_1">
      <style:paragraph-properties fo:margin-left="0cm" fo:margin-right="0cm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ccordo territoriale</text:h>
      <text:p text:style-name="P3">Accordo per regolamentare i contratti di affitto nel territorio del Comune di Bolzano , in attuazione della 9 dicembre 1998 n. 431 e del Decreto 30 dicembre 2002 del Ministro delle Infrastrutture e dei Trasporti di concerto con il Ministro dell'Economia e delle Finanze nonché del Decreto del 16 gennaio 2017 del Ministro delle Infrastrutture e dei Trasporti.</text:p>
      <text:p text:style-name="P3"/>
      <text:p text:style-name="P3">In vigore dal 1° gennaio 2019 , sostituisce ed annulla il precedente accordo territoriale del 30 maggio 2003.</text:p>
      <text:p text:style-name="P3"/>
      <text:p text:style-name="P3">Le organizzazioni che hanno stipulato l'accordo sono:</text:p>
      <text:p text:style-name="P3"/>
      <text:p text:style-name="P3">Associazione della Proprietà Edilizia (APE)</text:p>
      <text:p text:style-name="P3">Centro Casa Bolzano</text:p>
      <text:p text:style-name="P3">Dove rivolgersi :</text:p>
      <text:p text:style-name="P3"/>
      <text:p text:style-name="P3">Associazione della Proprietà Edilizia (APE)</text:p>
      <text:p text:style-name="P3">Corso lia, 22 - Tel. 0471 271135</text:p>
      <text:p text:style-name="P3">Centro Casa Bolzano</text:p>
      <text:p text:style-name="P3">Piazza Matteotti, 1 - Tel. 0471 911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25:59.434000000</meta:creation-date>
    <dc:date>2019-02-13T12:26:41.847000000</dc:date>
    <meta:editing-duration>PT42S</meta:editing-duration>
    <meta:editing-cycles>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1" meta:word-count="118" meta:character-count="752" meta:non-whitespace-character-count="645"/>
  </office:meta>
</office:document-meta>
</file>